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7.991cm" svg:height="16.26cm" svg:x="0cm" svg:y="0.837cm" presentation:class="subtitle" presentation:user-transformed="true">
          <draw:text-box>
            <text:p/>
            <text:p/>
            <text:p/>
            <text:p>Field Line Resonance in Two and a Half Dimensions</text:p>
            <text:p/>
            <text:p><text:span text:style-name="T1">Charles McEachern</text:span></text:p>
            <text:p><text:span text:style-name="T1"/></text:p>
            <text:p><text:span text:style-name="T1">Advisor: Bob Lysa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Birdcag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Motion in a Dipole Field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The Inner Magnetospher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Wave-Particle Resonanc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Alfvén Wave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Odd and Even Harmonic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oloidal and Toroidal Polarization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Azimuthal Modenumber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c4 Pulsations and Giant Pulsation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Outline???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“Tuna Half” Dimension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Coordinate Grid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hysical Parameter Profile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riving with Compression?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riving with Current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Faraday's Law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Ampère's Law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Electron Inertial Effect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Coupling to the Atmospher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Snapshots: Small Modenumber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Snapshots: Large Modenumber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oloidal-to-Toroidal Rotation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ayside Energy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ayside Poloidal Contour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ayside Toroidal Contour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Nightside Energy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Nightside Poloidal Contour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Nightside Toroidal Contour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ayside Ground Signature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Nightside Ground Signature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Comparison to Observations... ?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istribution of Usable Data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Event Selection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istribution of Pc4 Event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Events by Mod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Summary and Conclusion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5:27:05.995459379</meta:creation-date>
    <dc:date>2016-04-17T15:58:25.681783400</dc:date>
    <meta:editing-duration>PT26M13S</meta:editing-duration>
    <meta:editing-cycles>10</meta:editing-cycles>
    <meta:generator>LibreOffice/4.2.8.2$Linux_X86_64 LibreOffice_project/420m0$Build-2</meta:generator>
    <meta:document-statistic meta:object-count="168"/>
  </office:meta>
</office:document-meta>
</file>